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W3G_KI04_2016_10_16_#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2674415483" calcext:value-type="float">
            <text:p>0.452674415483</text:p>
          </table:table-cell>
          <table:table-cell office:value-type="float" office:value="0.393262442962" calcext:value-type="float">
            <text:p>0.393262442962</text:p>
          </table:table-cell>
          <table:table-cell office:value-type="float" office:value="0.17458" calcext:value-type="float">
            <text:p>0.17458</text:p>
          </table:table-cell>
          <table:table-cell office:value-type="float" office:value="0.439398037533" calcext:value-type="float">
            <text:p>0.439398037533</text:p>
          </table:table-cell>
          <table:table-cell office:value-type="float" office:value="0.420882113652" calcext:value-type="float">
            <text:p>0.42088211365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3686013315" calcext:value-type="float">
            <text:p>0.483686013315</text:p>
          </table:table-cell>
          <table:table-cell office:value-type="float" office:value="0.393504789736" calcext:value-type="float">
            <text:p>0.393504789736</text:p>
          </table:table-cell>
          <table:table-cell office:value-type="float" office:value="0.200344" calcext:value-type="float">
            <text:p>0.200344</text:p>
          </table:table-cell>
          <table:table-cell office:value-type="float" office:value="0.462487934457" calcext:value-type="float">
            <text:p>0.462487934457</text:p>
          </table:table-cell>
          <table:table-cell office:value-type="float" office:value="0.433959777749" calcext:value-type="float">
            <text:p>0.4339597777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83304670256" calcext:value-type="float">
            <text:p>0.383304670256</text:p>
          </table:table-cell>
          <table:table-cell office:value-type="float" office:value="0.359622662852" calcext:value-type="float">
            <text:p>0.359622662852</text:p>
          </table:table-cell>
          <table:table-cell office:value-type="float" office:value="0.155761" calcext:value-type="float">
            <text:p>0.155761</text:p>
          </table:table-cell>
          <table:table-cell office:value-type="float" office:value="0.378321989748" calcext:value-type="float">
            <text:p>0.378321989748</text:p>
          </table:table-cell>
          <table:table-cell office:value-type="float" office:value="0.371086215457" calcext:value-type="float">
            <text:p>0.3710862154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05618698733" calcext:value-type="float">
            <text:p>0.405618698733</text:p>
          </table:table-cell>
          <table:table-cell office:value-type="float" office:value="0.362034080675" calcext:value-type="float">
            <text:p>0.362034080675</text:p>
          </table:table-cell>
          <table:table-cell office:value-type="float" office:value="0.149882" calcext:value-type="float">
            <text:p>0.149882</text:p>
          </table:table-cell>
          <table:table-cell office:value-type="float" office:value="0.396081982254" calcext:value-type="float">
            <text:p>0.396081982254</text:p>
          </table:table-cell>
          <table:table-cell office:value-type="float" office:value="0.382589099237" calcext:value-type="float">
            <text:p>0.382589099237</text:p>
          </table:table-cell>
        </table:table-row>
        <table:table-row table:style-name="ro1">
          <table:table-cell table:number-columns-repeated="5"/>
          <table:table-cell table:style-name="ce1" table:formula="of:=AVERAGE([.F1:.F4])" office:value-type="float" office:value="0.43132094944675" calcext:value-type="float">
            <text:p>0.43132094944675</text:p>
          </table:table-cell>
          <table:table-cell table:style-name="ce1" table:formula="of:=AVERAGE([.G1:.G4])" office:value-type="float" office:value="0.37710599405625" calcext:value-type="float">
            <text:p>0.37710599405625</text:p>
          </table:table-cell>
          <table:table-cell table:style-name="ce1" table:formula="of:=AVERAGE([.H1:.H4])" office:value-type="float" office:value="0.17014175" calcext:value-type="float">
            <text:p>0.17014175</text:p>
          </table:table-cell>
          <table:table-cell table:style-name="ce1" table:formula="of:=AVERAGE([.I1:.I4])" office:value-type="float" office:value="0.419072485998" calcext:value-type="float">
            <text:p>0.419072485998</text:p>
          </table:table-cell>
          <table:table-cell table:style-name="ce1" table:formula="of:=AVERAGE([.J1:.J4])" office:value-type="float" office:value="0.40212930152375" calcext:value-type="float">
            <text:p>0.40212930152375</text:p>
          </table:table-cell>
        </table:table-row>
        <table:table-row table:style-name="ro1">
          <table:table-cell table:number-columns-repeated="5"/>
          <table:table-cell table:style-name="ce2" table:formula="of:=STDEV([.F1:.F4])" office:value-type="float" office:value="0.0453293105498113" calcext:value-type="float">
            <text:p>0.045329310549811</text:p>
          </table:table-cell>
          <table:table-cell table:style-name="ce2" table:formula="of:=STDEV([.G1:.G4])" office:value-type="float" office:value="0.0188218028180061" calcext:value-type="float">
            <text:p>0.018821802818006</text:p>
          </table:table-cell>
          <table:table-cell table:style-name="ce2" table:formula="of:=STDEV([.H1:.H4])" office:value-type="float" office:value="0.0227239771221941" calcext:value-type="float">
            <text:p>0.022723977122194</text:p>
          </table:table-cell>
          <table:table-cell table:style-name="ce2" table:formula="of:=STDEV([.I1:.I4])" office:value-type="float" office:value="0.0386746920570467" calcext:value-type="float">
            <text:p>0.038674692057047</text:p>
          </table:table-cell>
          <table:table-cell table:style-name="ce2" table:formula="of:=STDEV([.J1:.J4])" office:value-type="float" office:value="0.0300573888719474" calcext:value-type="float">
            <text:p>0.03005738887194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51407188169" calcext:value-type="float">
            <text:p>0.351407188169</text:p>
          </table:table-cell>
          <table:table-cell office:value-type="float" office:value="0.366093955725" calcext:value-type="float">
            <text:p>0.366093955725</text:p>
          </table:table-cell>
          <table:table-cell office:value-type="float" office:value="0.131773" calcext:value-type="float">
            <text:p>0.131773</text:p>
          </table:table-cell>
          <table:table-cell office:value-type="float" office:value="0.354249507796" calcext:value-type="float">
            <text:p>0.354249507796</text:p>
          </table:table-cell>
          <table:table-cell office:value-type="float" office:value="0.358600257802" calcext:value-type="float">
            <text:p>0.3586002578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06413477289" calcext:value-type="float">
            <text:p>0.306413477289</text:p>
          </table:table-cell>
          <table:table-cell office:value-type="float" office:value="0.37414675887" calcext:value-type="float">
            <text:p>0.37414675887</text:p>
          </table:table-cell>
          <table:table-cell office:value-type="float" office:value="0.120106" calcext:value-type="float">
            <text:p>0.120106</text:p>
          </table:table-cell>
          <table:table-cell office:value-type="float" office:value="0.317924505816" calcext:value-type="float">
            <text:p>0.317924505816</text:p>
          </table:table-cell>
          <table:table-cell office:value-type="float" office:value="0.336909514575" calcext:value-type="float">
            <text:p>0.3369095145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11080361233" calcext:value-type="float">
            <text:p>0.311080361233</text:p>
          </table:table-cell>
          <table:table-cell office:value-type="float" office:value="0.379055208137" calcext:value-type="float">
            <text:p>0.379055208137</text:p>
          </table:table-cell>
          <table:table-cell office:value-type="float" office:value="0.121573" calcext:value-type="float">
            <text:p>0.121573</text:p>
          </table:table-cell>
          <table:table-cell office:value-type="float" office:value="0.322652421713" calcext:value-type="float">
            <text:p>0.322652421713</text:p>
          </table:table-cell>
          <table:table-cell office:value-type="float" office:value="0.34172019617" calcext:value-type="float">
            <text:p>0.341720196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84727361346" calcext:value-type="float">
            <text:p>0.384727361346</text:p>
          </table:table-cell>
          <table:table-cell office:value-type="float" office:value="0.403865329196" calcext:value-type="float">
            <text:p>0.403865329196</text:p>
          </table:table-cell>
          <table:table-cell office:value-type="float" office:value="0.187194" calcext:value-type="float">
            <text:p>0.187194</text:p>
          </table:table-cell>
          <table:table-cell office:value-type="float" office:value="0.38840846401" calcext:value-type="float">
            <text:p>0.38840846401</text:p>
          </table:table-cell>
          <table:table-cell office:value-type="float" office:value="0.39406412031" calcext:value-type="float">
            <text:p>0.39406412031</text:p>
          </table:table-cell>
        </table:table-row>
        <table:table-row table:style-name="ro1">
          <table:table-cell table:number-columns-repeated="5"/>
          <table:table-cell table:style-name="ce1" table:formula="of:=AVERAGE([.F8:.F11])" office:value-type="float" office:value="0.33840709700925" calcext:value-type="float">
            <text:p>0.33840709700925</text:p>
          </table:table-cell>
          <table:table-cell table:style-name="ce1" table:formula="of:=AVERAGE([.G8:.G11])" office:value-type="float" office:value="0.380790312982" calcext:value-type="float">
            <text:p>0.380790312982</text:p>
          </table:table-cell>
          <table:table-cell table:style-name="ce1" table:formula="of:=AVERAGE([.H8:.H11])" office:value-type="float" office:value="0.1401615" calcext:value-type="float">
            <text:p>0.1401615</text:p>
          </table:table-cell>
          <table:table-cell table:style-name="ce1" table:formula="of:=AVERAGE([.I8:.I11])" office:value-type="float" office:value="0.34580872483375" calcext:value-type="float">
            <text:p>0.34580872483375</text:p>
          </table:table-cell>
          <table:table-cell table:style-name="ce1" table:formula="of:=AVERAGE([.J8:.J11])" office:value-type="float" office:value="0.35782352221425" calcext:value-type="float">
            <text:p>0.35782352221425</text:p>
          </table:table-cell>
        </table:table-row>
        <table:table-row table:style-name="ro1">
          <table:table-cell table:number-columns-repeated="5"/>
          <table:table-cell table:style-name="ce2" table:formula="of:=STDEV([.F8:.F11])" office:value-type="float" office:value="0.0369003678815318" calcext:value-type="float">
            <text:p>0.036900367881532</text:p>
          </table:table-cell>
          <table:table-cell table:style-name="ce2" table:formula="of:=STDEV([.G8:.G11])" office:value-type="float" office:value="0.0162848261679798" calcext:value-type="float">
            <text:p>0.01628482616798</text:p>
          </table:table-cell>
          <table:table-cell table:style-name="ce2" table:formula="of:=STDEV([.H8:.H11])" office:value-type="float" office:value="0.0317814327398876" calcext:value-type="float">
            <text:p>0.031781432739888</text:p>
          </table:table-cell>
          <table:table-cell table:style-name="ce2" table:formula="of:=STDEV([.I8:.I11])" office:value-type="float" office:value="0.0326584784262333" calcext:value-type="float">
            <text:p>0.032658478426233</text:p>
          </table:table-cell>
          <table:table-cell table:style-name="ce2" table:formula="of:=STDEV([.J8:.J11])" office:value-type="float" office:value="0.0258888463353943" calcext:value-type="float">
            <text:p>0.0258888463353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746678594" calcext:value-type="float">
            <text:p>0.33746678594</text:p>
          </table:table-cell>
          <table:table-cell office:value-type="float" office:value="0.411984441212" calcext:value-type="float">
            <text:p>0.411984441212</text:p>
          </table:table-cell>
          <table:table-cell office:value-type="float" office:value="0.149782" calcext:value-type="float">
            <text:p>0.149782</text:p>
          </table:table-cell>
          <table:table-cell office:value-type="float" office:value="0.350132836096" calcext:value-type="float">
            <text:p>0.350132836096</text:p>
          </table:table-cell>
          <table:table-cell office:value-type="float" office:value="0.371020982276" calcext:value-type="float">
            <text:p>0.3710209822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7372564566" calcext:value-type="float">
            <text:p>0.297372564566</text:p>
          </table:table-cell>
          <table:table-cell office:value-type="float" office:value="0.390216196128" calcext:value-type="float">
            <text:p>0.390216196128</text:p>
          </table:table-cell>
          <table:table-cell office:value-type="float" office:value="0.126615" calcext:value-type="float">
            <text:p>0.126615</text:p>
          </table:table-cell>
          <table:table-cell office:value-type="float" office:value="0.312230273047" calcext:value-type="float">
            <text:p>0.312230273047</text:p>
          </table:table-cell>
          <table:table-cell office:value-type="float" office:value="0.337526142401" calcext:value-type="float">
            <text:p>0.3375261424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08021328728" calcext:value-type="float">
            <text:p>0.308021328728</text:p>
          </table:table-cell>
          <table:table-cell office:value-type="float" office:value="0.420936970106" calcext:value-type="float">
            <text:p>0.420936970106</text:p>
          </table:table-cell>
          <table:table-cell office:value-type="float" office:value="0.136021" calcext:value-type="float">
            <text:p>0.136021</text:p>
          </table:table-cell>
          <table:table-cell office:value-type="float" office:value="0.325483405022" calcext:value-type="float">
            <text:p>0.325483405022</text:p>
          </table:table-cell>
          <table:table-cell office:value-type="float" office:value="0.355733832923" calcext:value-type="float">
            <text:p>0.3557338329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00923488446" calcext:value-type="float">
            <text:p>0.300923488446</text:p>
          </table:table-cell>
          <table:table-cell office:value-type="float" office:value="0.390335237177" calcext:value-type="float">
            <text:p>0.390335237177</text:p>
          </table:table-cell>
          <table:table-cell office:value-type="float" office:value="0.126072" calcext:value-type="float">
            <text:p>0.126072</text:p>
          </table:table-cell>
          <table:table-cell office:value-type="float" office:value="0.315371541472" calcext:value-type="float">
            <text:p>0.315371541472</text:p>
          </table:table-cell>
          <table:table-cell office:value-type="float" office:value="0.339846824006" calcext:value-type="float">
            <text:p>0.339846824006</text:p>
          </table:table-cell>
        </table:table-row>
        <table:table-row table:style-name="ro1">
          <table:table-cell table:number-columns-repeated="5"/>
          <table:table-cell table:style-name="ce1" table:formula="of:=AVERAGE([.F15:.F18])" office:value-type="float" office:value="0.31094604192" calcext:value-type="float">
            <text:p>0.31094604192</text:p>
          </table:table-cell>
          <table:table-cell table:style-name="ce1" table:formula="of:=AVERAGE([.G15:.G18])" office:value-type="float" office:value="0.40336821115575" calcext:value-type="float">
            <text:p>0.40336821115575</text:p>
          </table:table-cell>
          <table:table-cell table:style-name="ce1" table:formula="of:=AVERAGE([.H15:.H18])" office:value-type="float" office:value="0.1346225" calcext:value-type="float">
            <text:p>0.1346225</text:p>
          </table:table-cell>
          <table:table-cell table:style-name="ce1" table:formula="of:=AVERAGE([.I15:.I18])" office:value-type="float" office:value="0.32580451390925" calcext:value-type="float">
            <text:p>0.32580451390925</text:p>
          </table:table-cell>
          <table:table-cell table:style-name="ce1" table:formula="of:=AVERAGE([.J15:.J18])" office:value-type="float" office:value="0.3510319454015" calcext:value-type="float">
            <text:p>0.3510319454015</text:p>
          </table:table-cell>
        </table:table-row>
        <table:table-row table:style-name="ro1">
          <table:table-cell table:number-columns-repeated="5"/>
          <table:table-cell table:style-name="ce2" table:formula="of:=STDEV([.F15:.F18])" office:value-type="float" office:value="0.0182263058631251" calcext:value-type="float">
            <text:p>0.018226305863125</text:p>
          </table:table-cell>
          <table:table-cell table:style-name="ce2" table:formula="of:=STDEV([.G15:.G18])" office:value-type="float" office:value="0.0155535057297399" calcext:value-type="float">
            <text:p>0.01555350572974</text:p>
          </table:table-cell>
          <table:table-cell table:style-name="ce2" table:formula="of:=STDEV([.H15:.H18])" office:value-type="float" office:value="0.0110904966675678" calcext:value-type="float">
            <text:p>0.011090496667568</text:p>
          </table:table-cell>
          <table:table-cell table:style-name="ce2" table:formula="of:=STDEV([.I15:.I18])" office:value-type="float" office:value="0.0171763141195715" calcext:value-type="float">
            <text:p>0.017176314119572</text:p>
          </table:table-cell>
          <table:table-cell table:style-name="ce2" table:formula="of:=STDEV([.J15:.J18])" office:value-type="float" office:value="0.0155904136865719" calcext:value-type="float">
            <text:p>0.0155904136865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0193758517" calcext:value-type="float">
            <text:p>0.280193758517</text:p>
          </table:table-cell>
          <table:table-cell office:value-type="float" office:value="0.448884816297" calcext:value-type="float">
            <text:p>0.448884816297</text:p>
          </table:table-cell>
          <table:table-cell office:value-type="float" office:value="0.123389" calcext:value-type="float">
            <text:p>0.123389</text:p>
          </table:table-cell>
          <table:table-cell office:value-type="float" office:value="0.302964597044" calcext:value-type="float">
            <text:p>0.302964597044</text:p>
          </table:table-cell>
          <table:table-cell office:value-type="float" office:value="0.345023782523" calcext:value-type="float">
            <text:p>0.3450237825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7643188701" calcext:value-type="float">
            <text:p>0.297643188701</text:p>
          </table:table-cell>
          <table:table-cell office:value-type="float" office:value="0.488927505536" calcext:value-type="float">
            <text:p>0.488927505536</text:p>
          </table:table-cell>
          <table:table-cell office:value-type="float" office:value="0.144528" calcext:value-type="float">
            <text:p>0.144528</text:p>
          </table:table-cell>
          <table:table-cell office:value-type="float" office:value="0.322909744223" calcext:value-type="float">
            <text:p>0.322909744223</text:p>
          </table:table-cell>
          <table:table-cell office:value-type="float" office:value="0.370026350734" calcext:value-type="float">
            <text:p>0.3700263507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71475953963" calcext:value-type="float">
            <text:p>0.271475953963</text:p>
          </table:table-cell>
          <table:table-cell office:value-type="float" office:value="0.428024931057" calcext:value-type="float">
            <text:p>0.428024931057</text:p>
          </table:table-cell>
          <table:table-cell office:value-type="float" office:value="0.125291" calcext:value-type="float">
            <text:p>0.125291</text:p>
          </table:table-cell>
          <table:table-cell office:value-type="float" office:value="0.29290154582" calcext:value-type="float">
            <text:p>0.29290154582</text:p>
          </table:table-cell>
          <table:table-cell office:value-type="float" office:value="0.33223253599" calcext:value-type="float">
            <text:p>0.332232535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68283141783" calcext:value-type="float">
            <text:p>0.268283141783</text:p>
          </table:table-cell>
          <table:table-cell office:value-type="float" office:value="0.366626739093" calcext:value-type="float">
            <text:p>0.366626739093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283491857402" calcext:value-type="float">
            <text:p>0.283491857402</text:p>
          </table:table-cell>
          <table:table-cell office:value-type="float" office:value="0.309838534218" calcext:value-type="float">
            <text:p>0.309838534218</text:p>
          </table:table-cell>
        </table:table-row>
        <table:table-row table:style-name="ro1">
          <table:table-cell table:number-columns-repeated="5"/>
          <table:table-cell table:style-name="ce1" table:formula="of:=AVERAGE([.F22:.F25])" office:value-type="float" office:value="0.279399010741" calcext:value-type="float">
            <text:p>0.279399010741</text:p>
          </table:table-cell>
          <table:table-cell table:style-name="ce1" table:formula="of:=AVERAGE([.G22:.G25])" office:value-type="float" office:value="0.43311599799575" calcext:value-type="float">
            <text:p>0.43311599799575</text:p>
          </table:table-cell>
          <table:table-cell table:style-name="ce1" table:formula="of:=AVERAGE([.H22:.H25])" office:value-type="float" office:value="0.124627" calcext:value-type="float">
            <text:p>0.124627</text:p>
          </table:table-cell>
          <table:table-cell table:style-name="ce1" table:formula="of:=AVERAGE([.I22:.I25])" office:value-type="float" office:value="0.30056693612225" calcext:value-type="float">
            <text:p>0.30056693612225</text:p>
          </table:table-cell>
          <table:table-cell table:style-name="ce1" table:formula="of:=AVERAGE([.J22:.J25])" office:value-type="float" office:value="0.33928030086625" calcext:value-type="float">
            <text:p>0.33928030086625</text:p>
          </table:table-cell>
        </table:table-row>
        <table:table-row table:style-name="ro1">
          <table:table-cell table:number-columns-repeated="5"/>
          <table:table-cell table:style-name="ce2" table:formula="of:=STDEV([.F22:.F25])" office:value-type="float" office:value="0.0131633205646403" calcext:value-type="float">
            <text:p>0.01316332056464</text:p>
          </table:table-cell>
          <table:table-cell table:style-name="ce2" table:formula="of:=STDEV([.G22:.G25])" office:value-type="float" office:value="0.0510239176483114" calcext:value-type="float">
            <text:p>0.051023917648311</text:p>
          </table:table-cell>
          <table:table-cell table:style-name="ce2" table:formula="of:=STDEV([.H22:.H25])" office:value-type="float" office:value="0.0160370016939992" calcext:value-type="float">
            <text:p>0.016037001693999</text:p>
          </table:table-cell>
          <table:table-cell table:style-name="ce2" table:formula="of:=STDEV([.I22:.I25])" office:value-type="float" office:value="0.0168845725788483" calcext:value-type="float">
            <text:p>0.016884572578848</text:p>
          </table:table-cell>
          <table:table-cell table:style-name="ce2" table:formula="of:=STDEV([.J22:.J25])" office:value-type="float" office:value="0.025131625342932" calcext:value-type="float">
            <text:p>0.0251316253429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82088648702" calcext:value-type="float">
            <text:p>0.282088648702</text:p>
          </table:table-cell>
          <table:table-cell office:value-type="float" office:value="0.399438882696" calcext:value-type="float">
            <text:p>0.399438882696</text:p>
          </table:table-cell>
          <table:table-cell office:value-type="float" office:value="0.100886" calcext:value-type="float">
            <text:p>0.100886</text:p>
          </table:table-cell>
          <table:table-cell office:value-type="float" office:value="0.299698176818" calcext:value-type="float">
            <text:p>0.299698176818</text:p>
          </table:table-cell>
          <table:table-cell office:value-type="float" office:value="0.33066066877" calcext:value-type="float">
            <text:p>0.330660668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15971749459" calcext:value-type="float">
            <text:p>0.315971749459</text:p>
          </table:table-cell>
          <table:table-cell office:value-type="float" office:value="0.516644385027" calcext:value-type="float">
            <text:p>0.516644385027</text:p>
          </table:table-cell>
          <table:table-cell office:value-type="float" office:value="0.160986" calcext:value-type="float">
            <text:p>0.160986</text:p>
          </table:table-cell>
          <table:table-cell office:value-type="float" office:value="0.342584791215" calcext:value-type="float">
            <text:p>0.342584791215</text:p>
          </table:table-cell>
          <table:table-cell office:value-type="float" office:value="0.392125550836" calcext:value-type="float">
            <text:p>0.3921255508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37272190414" calcext:value-type="float">
            <text:p>0.337272190414</text:p>
          </table:table-cell>
          <table:table-cell office:value-type="float" office:value="0.460126283798" calcext:value-type="float">
            <text:p>0.460126283798</text:p>
          </table:table-cell>
          <table:table-cell office:value-type="float" office:value="0.145763" calcext:value-type="float">
            <text:p>0.145763</text:p>
          </table:table-cell>
          <table:table-cell office:value-type="float" office:value="0.356298593476" calcext:value-type="float">
            <text:p>0.356298593476</text:p>
          </table:table-cell>
          <table:table-cell office:value-type="float" office:value="0.389235255954" calcext:value-type="float">
            <text:p>0.3892352559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11261870799" calcext:value-type="float">
            <text:p>0.311261870799</text:p>
          </table:table-cell>
          <table:table-cell office:value-type="float" office:value="0.534384926267" calcext:value-type="float">
            <text:p>0.534384926267</text:p>
          </table:table-cell>
          <table:table-cell office:value-type="float" office:value="0.155805" calcext:value-type="float">
            <text:p>0.155805</text:p>
          </table:table-cell>
          <table:table-cell office:value-type="float" office:value="0.339622559696" calcext:value-type="float">
            <text:p>0.339622559696</text:p>
          </table:table-cell>
          <table:table-cell office:value-type="float" office:value="0.393388001832" calcext:value-type="float">
            <text:p>0.393388001832</text:p>
          </table:table-cell>
        </table:table-row>
        <table:table-row table:style-name="ro1">
          <table:table-cell table:number-columns-repeated="5"/>
          <table:table-cell table:style-name="ce1" table:formula="of:=AVERAGE([.F29:.F32])" office:value-type="float" office:value="0.3116486148435" calcext:value-type="float">
            <text:p>0.3116486148435</text:p>
          </table:table-cell>
          <table:table-cell table:style-name="ce1" table:formula="of:=AVERAGE([.G29:.G32])" office:value-type="float" office:value="0.477648619447" calcext:value-type="float">
            <text:p>0.477648619447</text:p>
          </table:table-cell>
          <table:table-cell table:style-name="ce1" table:formula="of:=AVERAGE([.H29:.H32])" office:value-type="float" office:value="0.14086" calcext:value-type="float">
            <text:p>0.14086</text:p>
          </table:table-cell>
          <table:table-cell table:style-name="ce1" table:formula="of:=AVERAGE([.I29:.I32])" office:value-type="float" office:value="0.33455103030125" calcext:value-type="float">
            <text:p>0.33455103030125</text:p>
          </table:table-cell>
          <table:table-cell table:style-name="ce1" table:formula="of:=AVERAGE([.J29:.J32])" office:value-type="float" office:value="0.376352369348" calcext:value-type="float">
            <text:p>0.376352369348</text:p>
          </table:table-cell>
        </table:table-row>
        <table:table-row table:style-name="ro1">
          <table:table-cell table:number-columns-repeated="5"/>
          <table:table-cell table:style-name="ce2" table:formula="of:=STDEV([.F29:.F32])" office:value-type="float" office:value="0.0227244236242524" calcext:value-type="float">
            <text:p>0.022724423624252</text:p>
          </table:table-cell>
          <table:table-cell table:style-name="ce2" table:formula="of:=STDEV([.G29:.G32])" office:value-type="float" office:value="0.0610012934671619" calcext:value-type="float">
            <text:p>0.061001293467162</text:p>
          </table:table-cell>
          <table:table-cell table:style-name="ce2" table:formula="of:=STDEV([.H29:.H32])" office:value-type="float" office:value="0.0273883733604852" calcext:value-type="float">
            <text:p>0.027388373360485</text:p>
          </table:table-cell>
          <table:table-cell table:style-name="ce2" table:formula="of:=STDEV([.I29:.I32])" office:value-type="float" office:value="0.0243443328435028" calcext:value-type="float">
            <text:p>0.024344332843503</text:p>
          </table:table-cell>
          <table:table-cell table:style-name="ce2" table:formula="of:=STDEV([.J29:.J32])" office:value-type="float" office:value="0.0305106882769299" calcext:value-type="float">
            <text:p>0.0305106882769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73521587424" calcext:value-type="float">
            <text:p>0.373521587424</text:p>
          </table:table-cell>
          <table:table-cell office:value-type="float" office:value="0.500357146805" calcext:value-type="float">
            <text:p>0.500357146805</text:p>
          </table:table-cell>
          <table:table-cell office:value-type="float" office:value="0.190546" calcext:value-type="float">
            <text:p>0.190546</text:p>
          </table:table-cell>
          <table:table-cell office:value-type="float" office:value="0.393469719384" calcext:value-type="float">
            <text:p>0.393469719384</text:p>
          </table:table-cell>
          <table:table-cell office:value-type="float" office:value="0.427734852521" calcext:value-type="float">
            <text:p>0.4277348525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286745774" calcext:value-type="float">
            <text:p>0.36286745774</text:p>
          </table:table-cell>
          <table:table-cell office:value-type="float" office:value="0.50358110724" calcext:value-type="float">
            <text:p>0.50358110724</text:p>
          </table:table-cell>
          <table:table-cell office:value-type="float" office:value="0.1886" calcext:value-type="float">
            <text:p>0.1886</text:p>
          </table:table-cell>
          <table:table-cell office:value-type="float" office:value="0.384346752091" calcext:value-type="float">
            <text:p>0.384346752091</text:p>
          </table:table-cell>
          <table:table-cell office:value-type="float" office:value="0.42179813906" calcext:value-type="float">
            <text:p>0.421798139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28170313022" calcext:value-type="float">
            <text:p>0.428170313022</text:p>
          </table:table-cell>
          <table:table-cell office:value-type="float" office:value="0.506275239952" calcext:value-type="float">
            <text:p>0.506275239952</text:p>
          </table:table-cell>
          <table:table-cell office:value-type="float" office:value="0.216423" calcext:value-type="float">
            <text:p>0.216423</text:p>
          </table:table-cell>
          <table:table-cell office:value-type="float" office:value="0.441801993865" calcext:value-type="float">
            <text:p>0.441801993865</text:p>
          </table:table-cell>
          <table:table-cell office:value-type="float" office:value="0.463958605776" calcext:value-type="float">
            <text:p>0.46395860577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74845831261" calcext:value-type="float">
            <text:p>0.374845831261</text:p>
          </table:table-cell>
          <table:table-cell office:value-type="float" office:value="0.597142794826" calcext:value-type="float">
            <text:p>0.597142794826</text:p>
          </table:table-cell>
          <table:table-cell office:value-type="float" office:value="0.169296" calcext:value-type="float">
            <text:p>0.169296</text:p>
          </table:table-cell>
          <table:table-cell office:value-type="float" office:value="0.404999474296" calcext:value-type="float">
            <text:p>0.404999474296</text:p>
          </table:table-cell>
          <table:table-cell office:value-type="float" office:value="0.460574293362" calcext:value-type="float">
            <text:p>0.460574293362</text:p>
          </table:table-cell>
        </table:table-row>
        <table:table-row table:style-name="ro1">
          <table:table-cell table:number-columns-repeated="5"/>
          <table:table-cell table:style-name="ce1" table:formula="of:=AVERAGE([.F36:.F39])" office:value-type="float" office:value="0.38485129736175" calcext:value-type="float">
            <text:p>0.38485129736175</text:p>
          </table:table-cell>
          <table:table-cell table:style-name="ce1" table:formula="of:=AVERAGE([.G36:.G39])" office:value-type="float" office:value="0.52683907220575" calcext:value-type="float">
            <text:p>0.52683907220575</text:p>
          </table:table-cell>
          <table:table-cell table:style-name="ce1" table:formula="of:=AVERAGE([.H36:.H39])" office:value-type="float" office:value="0.19121625" calcext:value-type="float">
            <text:p>0.19121625</text:p>
          </table:table-cell>
          <table:table-cell table:style-name="ce1" table:formula="of:=AVERAGE([.I36:.I39])" office:value-type="float" office:value="0.406154484909" calcext:value-type="float">
            <text:p>0.406154484909</text:p>
          </table:table-cell>
          <table:table-cell table:style-name="ce1" table:formula="of:=AVERAGE([.J36:.J39])" office:value-type="float" office:value="0.44351647267975" calcext:value-type="float">
            <text:p>0.44351647267975</text:p>
          </table:table-cell>
        </table:table-row>
        <table:table-row table:style-name="ro1">
          <table:table-cell table:number-columns-repeated="5"/>
          <table:table-cell table:style-name="ce2" table:formula="of:=STDEV([.F36:.F39])" office:value-type="float" office:value="0.0293728786550599" calcext:value-type="float">
            <text:p>0.02937287865506</text:p>
          </table:table-cell>
          <table:table-cell table:style-name="ce2" table:formula="of:=STDEV([.G36:.G39])" office:value-type="float" office:value="0.0469315456045802" calcext:value-type="float">
            <text:p>0.04693154560458</text:p>
          </table:table-cell>
          <table:table-cell table:style-name="ce2" table:formula="of:=STDEV([.H36:.H39])" office:value-type="float" office:value="0.019349174011225" calcext:value-type="float">
            <text:p>0.019349174011225</text:p>
          </table:table-cell>
          <table:table-cell table:style-name="ce2" table:formula="of:=STDEV([.I36:.I39])" office:value-type="float" office:value="0.0252227373043301" calcext:value-type="float">
            <text:p>0.02522273730433</text:p>
          </table:table-cell>
          <table:table-cell table:style-name="ce2" table:formula="of:=STDEV([.J36:.J39])" office:value-type="float" office:value="0.021829609875934" calcext:value-type="float">
            <text:p>0.0218296098759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856308753" calcext:value-type="float">
            <text:p>0.51856308753</text:p>
          </table:table-cell>
          <table:table-cell office:value-type="float" office:value="0.625997393177" calcext:value-type="float">
            <text:p>0.625997393177</text:p>
          </table:table-cell>
          <table:table-cell office:value-type="float" office:value="0.332836" calcext:value-type="float">
            <text:p>0.332836</text:p>
          </table:table-cell>
          <table:table-cell office:value-type="float" office:value="0.53699501296" calcext:value-type="float">
            <text:p>0.53699501296</text:p>
          </table:table-cell>
          <table:table-cell office:value-type="float" office:value="0.567238073415" calcext:value-type="float">
            <text:p>0.5672380734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38350401313" calcext:value-type="float">
            <text:p>0.538350401313</text:p>
          </table:table-cell>
          <table:table-cell office:value-type="float" office:value="0.67379406308" calcext:value-type="float">
            <text:p>0.67379406308</text:p>
          </table:table-cell>
          <table:table-cell office:value-type="float" office:value="0.30335" calcext:value-type="float">
            <text:p>0.30335</text:p>
          </table:table-cell>
          <table:table-cell office:value-type="float" office:value="0.560900439546" calcext:value-type="float">
            <text:p>0.560900439546</text:p>
          </table:table-cell>
          <table:table-cell office:value-type="float" office:value="0.598505070834" calcext:value-type="float">
            <text:p>0.5985050708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3860668024" calcext:value-type="float">
            <text:p>0.503860668024</text:p>
          </table:table-cell>
          <table:table-cell office:value-type="float" office:value="0.536585714286" calcext:value-type="float">
            <text:p>0.536585714286</text:p>
          </table:table-cell>
          <table:table-cell office:value-type="float" office:value="0.277611" calcext:value-type="float">
            <text:p>0.277611</text:p>
          </table:table-cell>
          <table:table-cell office:value-type="float" office:value="0.510082402888" calcext:value-type="float">
            <text:p>0.510082402888</text:p>
          </table:table-cell>
          <table:table-cell office:value-type="float" office:value="0.519708542504" calcext:value-type="float">
            <text:p>0.5197085425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26377099188" calcext:value-type="float">
            <text:p>0.526377099188</text:p>
          </table:table-cell>
          <table:table-cell office:value-type="float" office:value="0.613136863137" calcext:value-type="float">
            <text:p>0.613136863137</text:p>
          </table:table-cell>
          <table:table-cell office:value-type="float" office:value="0.337593" calcext:value-type="float">
            <text:p>0.337593</text:p>
          </table:table-cell>
          <table:table-cell office:value-type="float" office:value="0.541707582414" calcext:value-type="float">
            <text:p>0.541707582414</text:p>
          </table:table-cell>
          <table:table-cell office:value-type="float" office:value="0.566454144651" calcext:value-type="float">
            <text:p>0.566454144651</text:p>
          </table:table-cell>
        </table:table-row>
        <table:table-row table:style-name="ro1">
          <table:table-cell table:number-columns-repeated="5"/>
          <table:table-cell table:style-name="ce1" table:formula="of:=AVERAGE([.F43:.F46])" office:value-type="float" office:value="0.52178781401375" calcext:value-type="float">
            <text:p>0.52178781401375</text:p>
          </table:table-cell>
          <table:table-cell table:style-name="ce1" table:formula="of:=AVERAGE([.G43:.G46])" office:value-type="float" office:value="0.61237850842" calcext:value-type="float">
            <text:p>0.61237850842</text:p>
          </table:table-cell>
          <table:table-cell table:style-name="ce1" table:formula="of:=AVERAGE([.H43:.H46])" office:value-type="float" office:value="0.3128475" calcext:value-type="float">
            <text:p>0.3128475</text:p>
          </table:table-cell>
          <table:table-cell table:style-name="ce1" table:formula="of:=AVERAGE([.I43:.I46])" office:value-type="float" office:value="0.537421359452" calcext:value-type="float">
            <text:p>0.537421359452</text:p>
          </table:table-cell>
          <table:table-cell table:style-name="ce1" table:formula="of:=AVERAGE([.J43:.J46])" office:value-type="float" office:value="0.562976457851" calcext:value-type="float">
            <text:p>0.562976457851</text:p>
          </table:table-cell>
        </table:table-row>
        <table:table-row table:style-name="ro1">
          <table:table-cell table:number-columns-repeated="5"/>
          <table:table-cell table:style-name="ce2" table:formula="of:=STDEV([.F43:.F46])" office:value-type="float" office:value="0.014458702808213" calcext:value-type="float">
            <text:p>0.014458702808213</text:p>
          </table:table-cell>
          <table:table-cell table:style-name="ce2" table:formula="of:=STDEV([.G43:.G46])" office:value-type="float" office:value="0.0568696378299692" calcext:value-type="float">
            <text:p>0.056869637829969</text:p>
          </table:table-cell>
          <table:table-cell table:style-name="ce2" table:formula="of:=STDEV([.H43:.H46])" office:value-type="float" office:value="0.0279505118677041" calcext:value-type="float">
            <text:p>0.027950511867704</text:p>
          </table:table-cell>
          <table:table-cell table:style-name="ce2" table:formula="of:=STDEV([.I43:.I46])" office:value-type="float" office:value="0.020954229697764" calcext:value-type="float">
            <text:p>0.020954229697764</text:p>
          </table:table-cell>
          <table:table-cell table:style-name="ce2" table:formula="of:=STDEV([.J43:.J46])" office:value-type="float" office:value="0.0324789701790003" calcext:value-type="float">
            <text:p>0.032478970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4:43:44.512796434</dc:date>
    <dc:creator>Dimitrios Pritsos</dc:creator>
    <meta:editing-duration>PT16M10S</meta:editing-duration>
    <meta:editing-cycles>1</meta:editing-cycles>
    <meta:document-statistic meta:table-count="1" meta:cell-count="350" meta:object-count="0"/>
    <meta:generator>LibreOffice/5.2.2.2$Linux_X86_64 LibreOffice_project/20m0$Build-2</meta:generator>
  </office:meta>
</office:document-meta>
</file>